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682" officeooo:paragraph-rsid="001f4682"/>
    </style:style>
    <style:style style:name="P2" style:family="paragraph" style:parent-style-name="Standard">
      <style:text-properties fo:font-weight="bold" officeooo:rsid="001f4682" officeooo:paragraph-rsid="001f468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ID ATTRIBUTE :</text:p>
      <text:p text:style-name="P1"/>
      <text:p text:style-name="P1">To define a specific style for one special element, add an id attribute to the element</text:p>
      <text:p text:style-name="P1"/>
      <text:p text:style-name="P1">&lt;style&gt;</text:p>
      <text:p text:style-name="P1">#p01 {</text:p>
      <text:p text:style-name="P1"><text:s text:c="4"/>color: blue;</text:p>
      <text:p text:style-name="P1">}</text:p>
      <text:p text:style-name="P1">&lt;/style&gt;</text:p>
      <text:p text:style-name="P1"/>
      <text:p text:style-name="P1">&lt;body&gt;</text:p>
      <text:p text:style-name="P1">&lt;p&gt;This is a paragraph.&lt;/p&gt;</text:p>
      <text:p text:style-name="P1">&lt;p id="p01"&gt;I am different.&lt;/p&gt;</text:p>
      <text:p text:style-name="P1"/>
      <text:p text:style-name="P1">&lt;/body&gt;</text:p>
      <text:p text:style-name="P1"/>
      <text:p text:style-name="P1"/>
      <text:p text:style-name="P2">CLASS ELEMENT :</text:p>
      <text:p text:style-name="P1"/>
      <text:p text:style-name="P1">To define a style for special types of elements, add a class attribute to the element</text:p>
      <text:p text:style-name="P1"/>
      <text:p text:style-name="P1">&lt;style&gt;</text:p>
      <text:p text:style-name="P1"/>
      <text:p text:style-name="P1">p.error {</text:p>
      <text:p text:style-name="P1"><text:s text:c="4"/>color: red;</text:p>
      <text:p text:style-name="P1">}</text:p>
      <text:p text:style-name="P1">&lt;/style&gt;</text:p>
      <text:p text:style-name="P1"/>
      <text:p text:style-name="P1">&lt;body&gt;</text:p>
      <text:p text:style-name="P1">&lt;p&gt;This is a paragraph.&lt;/p&gt;</text:p>
      <text:p text:style-name="P1">&lt;p class="error"&gt;I am different.&lt;/p&gt;</text:p>
      <text:p text:style-name="P1">&lt;p&gt;This is a paragraph.&lt;/p&gt;</text:p>
      <text:p text:style-name="P1">&lt;p class="error"&gt;I am different too.&lt;/p&gt;</text:p>
      <text:p text:style-name="P1">&lt;/body&gt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2:19:48.060136820</meta:creation-date>
    <dc:date>2018-11-23T12:22:26.986734424</dc:date>
    <meta:editing-duration>PT2M40S</meta:editing-duration>
    <meta:editing-cycles>1</meta:editing-cycles>
    <meta:document-statistic meta:table-count="0" meta:image-count="0" meta:object-count="0" meta:page-count="1" meta:paragraph-count="24" meta:word-count="81" meta:character-count="492" meta:non-whitespace-character-count="427"/>
    <meta:generator>LibreOffice/5.1.2.2$Linux_X86_64 LibreOffice_project/10m0$Build-2</meta:generator>
  </office:meta>
</office:document-meta>
</file>